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宋体" svg:font-family="宋体" style:font-pitch="variable"/>
    <style:font-face style:name="宋体1" svg:font-family="宋体"/>
    <style:font-face style:name="宋体2" svg:font-family="宋体" style:font-family-generic="system" style:font-pitch="variable"/>
    <style:font-face style:name="微软雅黑" svg:font-family="微软雅黑" style:font-adornments="Regular"/>
    <style:font-face style:name="微软雅黑1" svg:font-family="微软雅黑" style:font-adornments="标准" style:font-family-generic="swiss" style:font-pitch="variable"/>
    <style:font-face style:name="微软雅黑2" svg:font-family="微软雅黑" style:font-pitch="variable"/>
    <style:font-face style:name="微软雅黑3" svg:font-family="微软雅黑"/>
    <style:font-face style:name="微软雅黑4" svg:font-family="微软雅黑" style:font-family-generic="swiss" style:font-pitch="variable"/>
    <style:font-face style:name="微软雅黑5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93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39cm" fo:min-width="5.717cm"/>
      <style:paragraph-properties style:writing-mode="lr-tb"/>
    </style:style>
    <style:style style:name="gr7" style:family="graphic" style:parent-style-name="standard">
      <style:graphic-properties draw:stroke="none" draw:fill="none" fo:min-height="2.191cm"/>
      <style:paragraph-properties style:writing-mode="lr-tb"/>
    </style:style>
    <style:style style:name="gr8" style:family="graphic" style:parent-style-name="standard">
      <style:graphic-properties draw:stroke="none" draw:fill="none" fo:min-height="8.686cm"/>
      <style:paragraph-properties style:writing-mode="lr-tb"/>
    </style:style>
    <style:style style:name="gr9" style:family="graphic" style:parent-style-name="standard">
      <style:graphic-properties draw:stroke="none" draw:fill="none" fo:min-height="1.705cm"/>
      <style:paragraph-properties style:writing-mode="lr-tb"/>
    </style:style>
    <style:style style:name="gr10" style:family="graphic" style:parent-style-name="standard">
      <style:graphic-properties draw:stroke="none" draw:fill="none" fo:min-height="6.59cm"/>
      <style:paragraph-properties style:writing-mode="lr-tb"/>
    </style:style>
    <style:style style:name="gr11" style:family="graphic" style:parent-style-name="无填充且无边框的对象">
      <style:graphic-properties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2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.637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6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426cm"/>
      <style:paragraph-properties style:writing-mode="lr-tb"/>
    </style:style>
    <style:style style:name="gr18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426cm"/>
      <style:paragraph-properties style:writing-mode="lr-tb"/>
    </style:style>
    <style:style style:name="gr20" style:family="graphic" style:parent-style-name="objectwithoutfill">
      <style:graphic-properties draw:stroke="dash" draw:stroke-dash="Ultrafine_20_2_20_Dots_20_3_20_Dashes" svg:stroke-color="#000000" draw:fill="none" draw:textarea-vertical-align="middle"/>
    </style:style>
    <style:style style:name="gr21" style:family="graphic" style:parent-style-name="standard">
      <style:graphic-properties draw:stroke="none" draw:fill="none" fo:min-height="1.35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pr1" style:family="presentation" style:parent-style-name="默认-title">
      <style:graphic-properties fo:min-height="3.506cm"/>
      <style:paragraph-properties style:writing-mode="lr-tb"/>
    </style:style>
    <style:style style:name="pr2" style:family="presentation" style:parent-style-name="默认-notes">
      <style:graphic-properties draw:fill-color="#ffffff" fo:min-height="13.364cm"/>
      <style:paragraph-properties style:writing-mode="lr-tb"/>
    </style:style>
    <style:style style:name="pr3" style:family="presentation" style:parent-style-name="默认-title">
      <style:graphic-properties fo:min-height="2.05cm"/>
      <style:paragraph-properties style:writing-mode="lr-tb"/>
    </style:style>
    <style:style style:name="pr4" style:family="presentation" style:parent-style-name="默认-subtitle">
      <style:graphic-properties draw:fill-color="#ffffff" fo:min-height="1.886cm"/>
      <style:paragraph-properties style:writing-mode="lr-tb"/>
    </style:style>
    <style:style style:name="pr5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style:paragraph-properties fo:margin-left="0.048cm" fo:margin-right="0cm" fo:margin-top="0cm" fo:margin-bottom="0cm" fo:line-height="12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26pt" style:font-size-asian="26pt" style:font-size-complex="18pt"/>
    </style:style>
    <style:style style:name="P9" style:family="paragraph">
      <style:paragraph-properties fo:text-align="center" style:text-autospace="none" style:line-break="normal" style:writing-mode="page"/>
      <style:text-properties fo:hyphenate="false"/>
    </style:style>
    <style:style style:name="P10" style:family="paragraph">
      <loext:graphic-properties draw:fill="none"/>
      <style:paragraph-properties fo:text-align="center" style:text-autospace="none" style:line-break="normal"/>
      <style:text-properties style:text-outline="false" style:text-line-through-style="none" style:text-line-through-type="none" style:font-name="宋体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1" style:font-size-asian="36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P12" style:family="paragraph">
      <loext:graphic-properties draw:fill-color="#ffffff"/>
      <style:text-properties style:font-name="微软雅黑1" fo:font-size="26pt" style:font-name-asian="微软雅黑1" style:font-size-asian="26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color="#ff6600" loext:opacity="100%" loext:color-lum-mod="100%" loext:color-lum-off="0%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微软雅黑4" fo:font-size="28pt" fo:language="zh" fo:country="CN" style:font-name-asian="微软雅黑4" style:font-size-asian="28pt" style:language-asian="zh" style:country-asian="CN" style:font-size-complex="28pt" style:language-complex="zh" style:country-complex="CN"/>
    </style:style>
    <style:style style:name="T3" style:family="text">
      <style:text-properties fo:font-size="18pt" style:font-name-asian="微软雅黑1" style:font-size-asian="22pt" style:font-size-complex="18pt"/>
    </style:style>
    <style:style style:name="T4" style:family="text">
      <style:text-properties style:text-position="sub 58%" fo:font-size="18pt" style:font-name-asian="微软雅黑1" style:font-size-asian="22pt" style:font-size-complex="18pt"/>
    </style:style>
    <style:style style:name="T5" style:family="text">
      <style:text-properties fo:font-size="26pt" style:font-name-asian="微软雅黑1" style:font-size-asian="26pt" style:font-size-complex="18pt"/>
    </style:style>
    <style:style style:name="T6" style:family="text">
      <style:text-properties style:text-outline="false" style:text-line-through-style="none" style:text-line-through-type="none" style:font-name="宋体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1" style:font-size-asian="36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微软雅黑1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1" style:font-size-asian="26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微软雅黑" fo:font-size="26pt" style:font-name-asian="微软雅黑" style:font-size-asian="26pt" style:font-name-complex="微软雅黑" style:font-size-complex="18pt"/>
    </style:style>
    <style:style style:name="T9" style:family="text">
      <style:text-properties style:text-position="sub 58%" fo:font-size="26pt" style:font-name-asian="微软雅黑1" style:font-size-asian="26pt" style:font-size-complex="18pt"/>
    </style:style>
    <style:style style:name="T10" style:family="text">
      <style:text-properties style:text-position="sub 58%" fo:font-size="18pt" style:font-size-asian="18pt" style:font-size-complex="18pt"/>
    </style:style>
    <style:style style:name="T11" style:family="text">
      <style:text-properties fo:color="#ff6600" loext:opacity="100%"/>
    </style:style>
    <style:style style:name="T12" style:family="text">
      <style:text-properties fo:color="#ff6600" loext:opacity="100%"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666600" fo:font-size="7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思考题</text:p>
          </draw:text-box>
        </draw:frame>
        <draw:frame draw:style-name="gr1" draw:text-style-name="P1" draw:layer="layout" svg:width="19.6cm" svg:height="1.466cm" svg:x="4.4cm" svg:y="5.6cm">
          <draw:text-box>
            <text:p><text:span text:style-name="T1">实验一、电路元件的伏安特性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思考题</text:p>
          </draw:text-box>
        </draw:frame>
        <draw:frame draw:style-name="gr1" draw:text-style-name="P1" draw:layer="layout" svg:width="19.6cm" svg:height="1.466cm" svg:x="4.4cm" svg:y="5.6cm">
          <draw:text-box>
            <text:p><text:span text:style-name="T1">实验二、基尔霍夫定律和叠加原理的验证</text:span></text:p>
          </draw:text-box>
        </draw:frame>
        <draw:frame draw:style-name="gr3" draw:text-style-name="P4" draw:layer="layout" svg:width="21cm" svg:height="4.943cm" svg:x="3.4cm" svg:y="8.8cm">
          <draw:text-box>
            <text:list text:style-name="L2">
              <text:list-header>
                <text:p text:style-name="P3"><text:span text:style-name="T2">3</text:span><text:span text:style-name="T2">．实验电路中，若将一个电阻器改为二极管，叠加原理还成立吗？基尔霍夫定律还成立吗？为什么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0">
        <office:forms form:automatic-focus="false" form:apply-design-mode="false"/>
        <draw:frame presentation:style-name="pr3" draw:layer="layout" svg:width="25.199cm" svg:height="2.05cm" svg:x="1.4cm" svg:y="0.694cm" presentation:class="title" presentation:user-transformed="true">
          <draw:text-box>
            <text:p>思考题</text:p>
          </draw:text-box>
        </draw:frame>
        <draw:frame presentation:style-name="pr4" draw:text-style-name="P5" draw:layer="layout" svg:width="25.199cm" svg:height="1.886cm" svg:x="1.601cm" svg:y="2.914cm" presentation:class="subtitle" presentation:user-transformed="true">
          <draw:text-box>
            <text:p>实验六 RLC串联谐振电路的研究</text:p>
          </draw:text-box>
        </draw:frame>
        <draw:frame draw:style-name="gr4" draw:text-style-name="P6" draw:layer="layout" svg:width="5.943cm" svg:height="1cm" svg:x="4.5cm" svg:y="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16cm" svg:height="1.4cm" svg:x="2.6cm" svg:y="5cm">
          <draw:text-box>
            <text:p><text:span text:style-name="T3">判別</text:span><text:span text:style-name="T3">RLC</text:span><text:span text:style-name="T3">串联电路发生谐振的方法</text:span></text:p>
          </draw:text-box>
        </draw:frame>
        <draw:frame draw:style-name="gr6" draw:text-style-name="P4" draw:layer="layout" svg:width="6.217cm" svg:height="1.089cm" svg:x="15.8cm" svg:y="6.6cm">
          <draw:text-box>
            <text:p>考试时也要这样判别</text:p>
          </draw:text-box>
        </draw:frame>
        <draw:frame draw:style-name="gr7" draw:text-style-name="P7" draw:layer="layout" svg:width="26cm" svg:height="2.441cm" svg:x="0.8cm" svg:y="9.2cm">
          <draw:text-box>
            <text:p><text:span text:style-name="T3">根据理论计算，电路发生谐振时，应有</text:span><text:span text:style-name="T3">U</text:span><text:span text:style-name="T4">R</text:span><text:span text:style-name="T3">=U</text:span><text:span text:style-name="T4">S</text:span><text:span text:style-name="T3">,</text:span><text:span text:style-name="T3">实际测量中，总有</text:span><text:span text:style-name="T3">U</text:span><text:span text:style-name="T4">R</text:span><text:span text:style-name="T3">&lt;U</text:span><text:span text:style-name="T4">S</text:span><text:span text:style-name="T3">,</text:span><text:span text:style-name="T3">分析理论计算与实际测量不同的原因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思考题</text:p>
          </draw:text-box>
        </draw:frame>
        <draw:frame draw:style-name="gr8" draw:text-style-name="P8" draw:layer="layout" svg:width="25.677cm" svg:height="13.616cm" svg:x="0.6cm" svg:y="5.8cm">
          <draw:text-box>
            <text:p><text:span text:style-name="T5">数据处理：</text:span></text:p>
            <text:p><text:span text:style-name="T5">电感 </text:span><text:span text:style-name="T5">1.5H</text:span></text:p>
            <text:p><text:span text:style-name="T5">电容 </text:span><text:span text:style-name="T5">4.3uF(</text:span><text:span text:style-name="T5">注意单位</text:span><text:span text:style-name="T5">)</text:span></text:p>
            <text:p><text:span text:style-name="T5"/></text:p>
            <text:p><text:span text:style-name="T5">四、实验预习要求</text:span></text:p>
            <text:p><text:span text:style-name="T5">在三表法测量等效阻抗时，为什么并联电容可以判断阻抗的性质</text:span><text:span text:style-name="T5">?</text:span></text:p>
            <text:p><text:span text:style-name="T5"/></text:p>
            <text:p><text:span text:style-name="T5">七、实验报告要求</text:span></text:p>
            <text:p><text:span text:style-name="T5">(2)</text:span><text:span text:style-name="T5">比较三表法和三压法测得的元件参数的差别，分析其原因。</text:span></text:p>
          </draw:text-box>
        </draw:frame>
        <draw:frame draw:style-name="gr9" draw:text-style-name="P10" draw:layer="layout" svg:width="25.8cm" svg:height="1.955cm" svg:x="1.4cm" svg:y="3.445cm">
          <draw:text-box>
            <text:p text:style-name="P9"><text:span text:style-name="T6">实验七 <text:s/>交流电路元件等效参数的测量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0">
        <office:forms form:automatic-focus="false" form:apply-design-mode="false"/>
        <draw:frame presentation:style-name="pr3" draw:layer="layout" svg:width="25.199cm" svg:height="2.05cm" svg:x="1.4cm" svg:y="0.694cm" presentation:class="title" presentation:user-transformed="true">
          <draw:text-box>
            <text:p>思考题</text:p>
          </draw:text-box>
        </draw:frame>
        <draw:frame presentation:style-name="pr4" draw:text-style-name="P12" draw:layer="layout" svg:width="25.199cm" svg:height="1.886cm" svg:x="1.201cm" svg:y="2.914cm" presentation:class="subtitle" presentation:user-transformed="true">
          <draw:text-box>
            <text:p text:style-name="P11"><text:span text:style-name="T7">实验八 </text:span><text:span text:style-name="T7">RL</text:span><text:span text:style-name="T7">串联电路功率因数提高</text:span></text:p>
          </draw:text-box>
        </draw:frame>
        <draw:frame draw:style-name="gr10" draw:text-style-name="P7" draw:layer="layout" svg:width="24.49cm" svg:height="6.84cm" svg:x="1.2cm" svg:y="4.892cm">
          <draw:text-box>
            <text:p><text:span text:style-name="T5">(2)</text:span><text:span text:style-name="T5">根据表</text:span><text:span text:style-name="T5">2-8-1</text:span><text:span text:style-name="T5">、表</text:span><text:span text:style-name="T5">2-8-2</text:span><text:span text:style-name="T5">数据说明为什么</text:span><text:span text:style-name="T5">U</text:span><text:span text:style-name="T8">≠</text:span><text:span text:style-name="T5">U</text:span><text:span text:style-name="T9">D</text:span><text:span text:style-name="T5">+U</text:span><text:span text:style-name="T9">C</text:span><text:span text:style-name="T5">; I</text:span><text:span text:style-name="T8">≠</text:span><text:span text:style-name="T5">I</text:span><text:span text:style-name="T9">D</text:span><text:span text:style-name="T5">+I</text:span><text:span text:style-name="T9">C</text:span><text:span text:style-name="T5">。</text:span></text:p>
            <text:p><text:span text:style-name="T5">(3)</text:span><text:span text:style-name="T5">并联电容器提高了电路的功率因数，能否改变感性负载本身的功率因数？为什么？</text:span></text:p>
            <text:p><text:span text:style-name="T5">(4)</text:span><text:span text:style-name="T5">要使电路的功率因数</text:span><text:span text:style-name="T5">cos=1,</text:span><text:span text:style-name="T5">应并联多大容量的电容？</text:span></text:p>
          </draw:text-box>
        </draw:frame>
        <draw:frame draw:style-name="gr11" draw:text-style-name="P13" draw:layer="layout" svg:width="18.62cm" svg:height="2cm" svg:x="1.6cm" svg:y="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3" draw:layer="layout" svg:width="3.46cm" svg:height="1cm" svg:x="2.2cm" svg:y="14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3" draw:layer="layout" svg:width="7.12cm" svg:height="2cm" svg:x="2.28cm" svg:y="16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4" draw:layer="layout" svg:width="1.772cm" svg:height="1.089cm" svg:x="2.228cm" svg:y="13.6cm">
          <draw:text-box>
            <text:p>又因</text:p>
          </draw:text-box>
        </draw:frame>
        <draw:frame draw:style-name="gr13" draw:text-style-name="P4" draw:layer="layout" svg:width="1.137cm" svg:height="1.089cm" svg:x="2.28cm" svg:y="15.611cm">
          <draw:text-box>
            <text:p>则</text:p>
          </draw:text-box>
        </draw:frame>
        <draw:line draw:style-name="gr14" draw:text-style-name="P6" draw:layer="layout" svg:x1="16.6cm" svg:y1="14.229cm" svg:x2="21.2cm" svg:y2="15.429cm">
          <text:p/>
        </draw:line>
        <draw:line draw:style-name="gr14" draw:text-style-name="P6" draw:layer="layout" svg:x1="16.6cm" svg:y1="14.229cm" svg:x2="21.2cm" svg:y2="16.829cm">
          <text:p/>
        </draw:line>
        <draw:line draw:style-name="gr15" draw:text-style-name="P6" draw:layer="layout" svg:x1="16.6cm" svg:y1="14.229cm" svg:x2="23.6cm" svg:y2="14.229cm">
          <text:p/>
        </draw:line>
        <draw:frame draw:style-name="gr16" draw:text-style-name="P4" draw:layer="layout" svg:width="1.129cm" svg:height="1.171cm" svg:x="15.6cm" svg:y="16.029cm">
          <draw:text-box>
            <text:p>I<text:span text:style-name="T10">X1</text:span></text:p>
          </draw:text-box>
        </draw:frame>
        <draw:frame draw:style-name="gr17" draw:text-style-name="P4" draw:layer="layout" svg:width="0.926cm" svg:height="1.171cm" svg:x="15.801cm" svg:y="15.03cm">
          <draw:text-box>
            <text:p>I<text:span text:style-name="T10">X</text:span></text:p>
          </draw:text-box>
        </draw:frame>
        <draw:line draw:style-name="gr18" draw:text-style-name="P6" draw:layer="layout" svg:x1="21.2cm" svg:y1="16.829cm" svg:x2="21.2cm" svg:y2="15.429cm">
          <text:p/>
        </draw:line>
        <draw:frame draw:style-name="gr19" draw:text-style-name="P14" draw:layer="layout" svg:width="0.926cm" svg:height="1.171cm" svg:x="20.801cm" svg:y="14.331cm">
          <draw:text-box>
            <text:p><text:span text:style-name="T11">I</text:span><text:span text:style-name="T12">c</text:span></text:p>
          </draw:text-box>
        </draw:frame>
        <draw:line draw:style-name="gr15" draw:text-style-name="P6" draw:layer="layout" svg:x1="16.6cm" svg:y1="14.229cm" svg:x2="16.6cm" svg:y2="17.8cm">
          <text:p/>
        </draw:line>
        <draw:line draw:style-name="gr20" draw:text-style-name="P6" draw:layer="layout" svg:x1="21.2cm" svg:y1="16.829cm" svg:x2="16.6cm" svg:y2="16.829cm">
          <text:p/>
        </draw:line>
        <draw:line draw:style-name="gr20" draw:text-style-name="P6" draw:layer="layout" svg:x1="21.2cm" svg:y1="15.429cm" svg:x2="16.6cm" svg:y2="15.429cm">
          <text:p/>
        </draw:line>
        <draw:frame draw:style-name="gr17" draw:text-style-name="P4" draw:layer="layout" svg:width="0.926cm" svg:height="1.171cm" svg:x="21.301cm" svg:y="15.031cm">
          <draw:text-box>
            <text:p>I</text:p>
          </draw:text-box>
        </draw:frame>
        <draw:frame draw:style-name="gr16" draw:text-style-name="P4" draw:layer="layout" svg:width="1.129cm" svg:height="1.171cm" svg:x="21.101cm" svg:y="16.03cm">
          <draw:text-box>
            <text:p>I<text:span text:style-name="T10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0">
        <office:forms form:automatic-focus="false" form:apply-design-mode="false"/>
        <draw:frame presentation:style-name="pr3" draw:layer="layout" svg:width="25.199cm" svg:height="2.05cm" svg:x="1.4cm" svg:y="0.694cm" presentation:class="title" presentation:user-transformed="true">
          <draw:text-box>
            <text:p>思考题</text:p>
          </draw:text-box>
        </draw:frame>
        <draw:frame presentation:style-name="pr4" draw:text-style-name="P12" draw:layer="layout" svg:width="25.199cm" svg:height="1.886cm" svg:x="1.201cm" svg:y="2.914cm" presentation:class="subtitle" presentation:user-transformed="true">
          <draw:text-box>
            <text:p text:style-name="P11"><text:span text:style-name="T7">实验八 </text:span><text:span text:style-name="T7">RL</text:span><text:span text:style-name="T7">串联电路功率因数提高</text:span></text:p>
          </draw:text-box>
        </draw:frame>
        <draw:frame draw:style-name="gr21" draw:text-style-name="P7" draw:layer="layout" svg:width="24.49cm" svg:height="1.6cm" svg:x="1.6cm" svg:y="5cm">
          <draw:text-box>
            <text:p><text:span text:style-name="T5">(4)</text:span><text:span text:style-name="T5">要使电路的功率因数</text:span><text:span text:style-name="T5">cosφ=1,</text:span><text:span text:style-name="T5">应并联多大容量的电容？</text:span></text:p>
          </draw:text-box>
        </draw:frame>
        <draw:frame draw:name="Object 18" draw:style-name="gr22" draw:text-style-name="P15" draw:layer="layout" svg:width="4.877cm" svg:height="2.5cm" svg:x="3.723cm" svg:y="9.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name="Object 16" draw:style-name="gr22" draw:text-style-name="P15" draw:layer="layout" svg:width="2.751cm" svg:height="2.169cm" svg:x="4cm" svg:y="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name="Object 22" draw:style-name="gr22" draw:text-style-name="P15" draw:layer="layout" svg:width="9.803cm" svg:height="1.984cm" svg:x="3.723cm" svg:y="1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3" draw:text-style-name="P4" draw:layer="layout" svg:width="11.4cm" svg:height="1.723cm" svg:x="3.2cm" svg:y="14.4cm">
          <draw:text-box>
            <text:p>要<text:span text:style-name="T5">cosφ=1</text:span><text:span text:style-name="T5">则</text:span><text:span text:style-name="T5">X</text:span><text:span text:style-name="T9">L</text:span><text:span text:style-name="T5">=X</text:span><text:span text:style-name="T9">C</text:span></text:p>
          </draw:text-box>
        </draw:frame>
        <draw:frame draw:name="Object 15" draw:style-name="gr22" draw:text-style-name="P15" draw:layer="layout" svg:width="3.982cm" svg:height="2.716cm" svg:x="3.618cm" svg:y="16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name="Object 20" draw:style-name="gr22" draw:text-style-name="P15" draw:layer="layout" svg:width="4.877cm" svg:height="1.627cm" svg:x="15.8cm" svg:y="9.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宋体" svg:font-family="宋体" style:font-pitch="variable"/>
    <style:font-face style:name="宋体1" svg:font-family="宋体"/>
    <style:font-face style:name="宋体2" svg:font-family="宋体" style:font-family-generic="system" style:font-pitch="variable"/>
    <style:font-face style:name="微软雅黑" svg:font-family="微软雅黑" style:font-adornments="Regular"/>
    <style:font-face style:name="微软雅黑1" svg:font-family="微软雅黑" style:font-adornments="标准" style:font-family-generic="swiss" style:font-pitch="variable"/>
    <style:font-face style:name="微软雅黑2" svg:font-family="微软雅黑" style:font-pitch="variable"/>
    <style:font-face style:name="微软雅黑3" svg:font-family="微软雅黑"/>
    <style:font-face style:name="微软雅黑4" svg:font-family="微软雅黑" style:font-family-generic="swiss" style:font-pitch="variable"/>
    <style:font-face style:name="微软雅黑5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宋体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5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5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5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5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5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12-12T14:55:07.992000000</meta:creation-date>
    <dc:date>2024-04-02T13:18:18.346000000</dc:date>
    <meta:editing-duration>PT3H2M51S</meta:editing-duration>
    <meta:editing-cycles>30</meta:editing-cycles>
    <meta:generator>LibreOffice/7.5.7.1$Windows_X86_64 LibreOffice_project/47eb0cf7efbacdee9b19ae25d6752381ede23126</meta:generator>
    <meta:document-statistic meta:object-count="76"/>
  </office:meta>
</office:document-meta>
</file>

<file path=Object 1/content.xml><?xml version="1.0" encoding="utf-8"?>
<math xmlns="http://www.w3.org/1998/Math/MathML" display="block">
  <semantics>
    <mrow>
      <mrow>
        <msub>
          <mi>U</mi>
          <mi>R</mi>
        </msub>
        <mo stretchy="false">≈</mo>
        <msub>
          <mi>U</mi>
          <mi>s</mi>
        </msub>
      </mrow>
      <mi>,</mi>
      <mrow>
        <msub>
          <mi>U</mi>
          <mi>L</mi>
        </msub>
        <mo stretchy="false">=</mo>
        <msub>
          <mi>U</mi>
          <mi>C</mi>
        </msub>
      </mrow>
    </mrow>
    <annotation encoding="StarMath 5.0">U_R approx U_s , U_L=U_C</annotation>
  </semantics>
</math>
</file>

<file path=Object 2/content.xml><?xml version="1.0" encoding="utf-8"?>
<math xmlns="http://www.w3.org/1998/Math/MathML" display="block">
  <semantics>
    <mrow>
      <mrow>
        <msub>
          <mi>I</mi>
          <mi>c</mi>
        </msub>
        <mo stretchy="false">=</mo>
        <mrow>
          <msub>
            <mi>I</mi>
            <mrow>
              <mi>X</mi>
              <mn>1</mn>
            </mrow>
          </msub>
          <mo stretchy="false">−</mo>
          <msub>
            <mi>I</mi>
            <mi>x</mi>
          </msub>
        </mrow>
        <mo stretchy="false">=</mo>
        <mfrac>
          <mi>P</mi>
          <msub>
            <mi mathvariant="italic">Ucosφ</mi>
            <mn>1</mn>
          </msub>
        </mfrac>
      </mrow>
      <mrow>
        <msub>
          <mi mathvariant="italic">sinφ</mi>
          <mn>1</mn>
        </msub>
        <mo stretchy="false">−</mo>
        <mfrac>
          <mi>P</mi>
          <mi mathvariant="italic">Ucosφ</mi>
        </mfrac>
      </mrow>
      <mrow>
        <mi mathvariant="italic">sinφ</mi>
        <mo stretchy="false">=</mo>
        <mfrac>
          <mi>P</mi>
          <mi>U</mi>
        </mfrac>
      </mrow>
      <mrow>
        <mo fence="true" stretchy="false">(</mo>
        <mrow>
          <mrow>
            <msub>
              <mi mathvariant="italic">tgφ</mi>
              <mn>1</mn>
            </msub>
            <mo stretchy="false">−</mo>
            <mi mathvariant="italic">tgφ</mi>
          </mrow>
        </mrow>
        <mo fence="true" stretchy="false">)</mo>
      </mrow>
    </mrow>
    <annotation encoding="StarMath 5.0">I_c=I_X1-I_x= {P} over {Ucosφ_1}sinφ_1-{P} over {Ucosφ}sinφ=P over U(tgφ_1-tgφ)</annotation>
  </semantics>
</math>
</file>

<file path=Object 3/content.xml><?xml version="1.0" encoding="utf-8"?>
<math xmlns="http://www.w3.org/1998/Math/MathML" display="block">
  <semantics>
    <mrow>
      <msub>
        <mi>I</mi>
        <mi>c</mi>
      </msub>
      <mo stretchy="false">=</mo>
      <mi mathvariant="italic">ωCU</mi>
    </mrow>
    <annotation encoding="StarMath 5.0">I_c=ωCU
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frac>
          <mi>P</mi>
          <mrow>
            <mi>ω</mi>
            <msup>
              <mi>U</mi>
              <mn>2</mn>
            </msup>
          </mrow>
        </mfrac>
      </mrow>
      <mrow>
        <mo fence="true" stretchy="false">(</mo>
        <mrow>
          <mrow>
            <msub>
              <mi mathvariant="italic">tgφ</mi>
              <mn>1</mn>
            </msub>
            <mo stretchy="false">−</mo>
            <mi mathvariant="italic">tgφ</mi>
          </mrow>
        </mrow>
        <mo fence="true" stretchy="false">)</mo>
      </mrow>
    </mrow>
    <annotation encoding="StarMath 5.0">C=P over { ω U^{2} }(tgφ_1-tgφ)</annotation>
  </semantics>
</math>
</file>

<file path=Object 5/content.xml><?xml version="1.0" encoding="utf-8"?>
<math xmlns="http://www.w3.org/1998/Math/MathML" display="block">
  <semantics>
    <mrow>
      <mstyle mathsize="12pt">
        <mrow>
          <mtext>cos</mtext>
          <mrow>
            <mi>φ</mi>
            <mo stretchy="false">=</mo>
            <mfrac>
              <mi>P</mi>
              <mstyle mathvariant="italic">
                <mtext>UI</mtext>
              </mstyle>
            </mfrac>
          </mrow>
        </mrow>
      </mstyle>
      <mrow/>
    </mrow>
    <annotation encoding="StarMath 5.0"> size 12{"cos"φ= {  {P}  over  { ital "UI"} 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o fence="true" stretchy="false">|</mo>
            <mrow>
              <mi>Z</mi>
            </mrow>
            <mo fence="true" stretchy="false">|</mo>
          </mrow>
          <mo stretchy="false">=</mo>
          <mfrac>
            <mi>U</mi>
            <mi>I</mi>
          </mfrac>
        </mrow>
      </mstyle>
      <mrow/>
    </mrow>
    <annotation encoding="StarMath 5.0"> size 12{ lline Z rline = {  {U}  over  {I} } 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row>
              <mo fence="true" stretchy="false">|</mo>
              <mrow>
                <mi>Z</mi>
              </mrow>
              <mo fence="true" stretchy="false">|</mo>
            </mrow>
          </mrow>
          <mtext>sin</mtext>
          <mrow>
            <mi>φ</mi>
            <mo stretchy="false">=</mo>
            <mrow>
              <mo stretchy="false">±</mo>
              <msqrt>
                <mrow>
                  <msup>
                    <mrow>
                      <mo fence="true" stretchy="false">|</mo>
                      <mrow>
                        <mi>Z</mi>
                      </mrow>
                      <mo fence="true" stretchy="false">|</mo>
                    </mrow>
                    <mstyle mathsize="8pt">
                      <mn>2</mn>
                    </mstyle>
                  </msup>
                  <mo stretchy="false">−</mo>
                  <msup>
                    <mi>R</mi>
                    <mstyle mathsize="8pt">
                      <mn>2</mn>
                    </mstyle>
                  </msup>
                </mrow>
              </msqrt>
            </mrow>
          </mrow>
        </mrow>
      </mstyle>
      <mrow/>
    </mrow>
    <annotation encoding="StarMath 5.0"> size 12{X= lline Z rline "sin"φ= +-  sqrt { lline Z rline  rSup { size 8{2} }  - R rSup { size 8{2} } } } {}</annotation>
  </semantics>
</math>
</file>

<file path=Object 8/content.xml><?xml version="1.0" encoding="utf-8"?>
<math xmlns="http://www.w3.org/1998/Math/MathML" display="block">
  <semantics>
    <mrow>
      <mstyle mathsize="12pt">
        <mrow>
          <mi>C</mi>
          <mo stretchy="false">=</mo>
          <mfrac>
            <mn>1</mn>
            <mrow>
              <mn>2</mn>
              <mi>π</mi>
              <mstyle mathvariant="italic">
                <mtext>fX</mtext>
              </mstyle>
            </mrow>
          </mfrac>
        </mrow>
      </mstyle>
      <mrow/>
    </mrow>
    <annotation encoding="StarMath 5.0"> size 12{C= {  {1}  over  {2π ital "fX"} } } {}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i>R</mi>
            <mo stretchy="false">=</mo>
            <mrow>
              <mo fence="true" stretchy="false">|</mo>
              <mrow>
                <mi>Z</mi>
              </mrow>
              <mo fence="true" stretchy="false">|</mo>
            </mrow>
          </mrow>
          <mtext>cos</mtext>
          <mi>φ</mi>
        </mrow>
      </mstyle>
      <mrow/>
    </mrow>
    <annotation encoding="StarMath 5.0"> size 12{R= lline Z rline "cos"φ} {}</annotation>
  </semantics>
</math>
</file>